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1d85" officeooo:paragraph-rsid="001d1d85"/>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1d1d85" officeooo:paragraph-rsid="001d1d85" style:font-weight-asian="normal" style:font-weight-complex="normal"/>
    </style:style>
    <style:style style:name="P4" style:family="paragraph" style:parent-style-name="Standard">
      <style:text-properties officeooo:rsid="001f2dc4" officeooo:paragraph-rsid="001f2dc4"/>
    </style:style>
    <style:style style:name="P5" style:family="paragraph" style:parent-style-name="Standard">
      <style:text-properties officeooo:rsid="002164c0" officeooo:paragraph-rsid="002164c0"/>
    </style:style>
    <style:style style:name="T1" style:family="text">
      <style:text-properties officeooo:rsid="0019212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2a5f" style:font-weight-asian="normal" style:font-weight-complex="normal"/>
    </style:style>
    <style:style style:name="T5" style:family="text">
      <style:text-properties fo:font-weight="normal" officeooo:rsid="00192125" style:font-weight-asian="normal" style:font-weight-complex="normal"/>
    </style:style>
    <style:style style:name="T6" style:family="text">
      <style:text-properties officeooo:rsid="001c2a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Fonctionnement :</text:span><text:span text:style-name="T1"><text:line-break/><text:line-break/></text:span>Le système de refroidissement d’un ordinateur a pour rôle de dissiper la chaleur générée par les composants internes, notamment le processeur, la carte graphique et l’alimentation. Il permet de maintenir une température stable afin d’éviter la surchauffe, qui pourrait entraîner des dysfonctionnements ou des pannes. En régulant la température, il assure le bon fonctionnement et la performance constante de l’ordinateur, même lors d’une utilisation intensive. Il contribue également à prolonger la durée de vie des composants en limitant leur exposition à des températures élevées. Enfin, il participe au confort d’utilisation en réduisant les risques d’arrêt brutal et en maintenant un environnement de travail fiable. </text:p>
      <text:p text:style-name="P2"/>
      <text:p text:style-name="P3"><text:span text:style-name="T1">C</text:span>aractéristiques :</text:p>
      <text:p text:style-name="P3"/>
      <text:p text:style-name="P1"><text:span text:style-name="T3">Les performances d’un système de refroidissement d’un ordinateur dépendent de plusieurs caractéristiques techniques. Le </text:span><text:span text:style-name="Strong_20_Emphasis"><text:span text:style-name="T3">débit d’air</text:span></text:span><text:span text:style-name="T3">, exprimé en CFM (Cubic Feet per Minute), indique la quantité d’air déplacée par les ventilateurs : plus il est élevé, plus la chaleur est efficacement évacuée. La </text:span><text:span text:style-name="Strong_20_Emphasis"><text:span text:style-name="T3">vitesse de rotation</text:span></text:span><text:span text:style-name="T3">, mesurée en RPM (Revolutions Per Minute), influence directement le flux d’air généré, mais peut aussi augmenter le niveau sonore. La </text:span><text:span text:style-name="Strong_20_Emphasis"><text:span text:style-name="T3">conductivité thermique</text:span></text:span><text:span text:style-name="T3">, en W/m·K (watts par mètre-kelvin), détermine la capacité des matériaux à transférer la chaleur, essentielle pour les radiateurs et caloducs.</text:span></text:p>
      <text:p text:style-name="P1"><text:span text:style-name="T3"/></text:p>
      <text:p text:style-name="P4"><text:span text:style-name="T3">L’historique et les évolutions :</text:span></text:p>
      <text:p text:style-name="P4"><text:span text:style-name="T3"/></text:p>
      <text:p text:style-name="P4"><text:span text:style-name="T3">Les premiers modèles de systèmes de refroidissement d’ordinateur étaient très simples, souvent limités à des radiateurs passifs en métal qui dissipaient la chaleur sans ventilateur. À mesure que les processeurs sont devenus plus puissants, les ventilateurs ont été introduits pour augmenter le débit d’air et améliorer la dissipation thermique. Ensuite, les dissipateurs ont été optimisés avec des ailettes plus fines et des matériaux à haute conductivité thermique comme le cuivre et l’aluminium. Le refroidissement liquide a marqué une avancée majeure, permettant de transférer la chaleur plus efficacement vers des radiateurs externes. Les performances se sont aussi améliorées grâce à l’ajout de capteurs thermiques et de contrôleurs intelligents qui ajustent la vitesse des ventilateurs en temps réel. Aujourd’hui, les systèmes combinent efficacité, silence et design compact, avec des solutions tout-en-un pour les PC gaming et professionnels. Les caractéristiques comme le débit d’air (CFM), la vitesse de rotation (RPM), et la conductivité thermique (W/m·K) sont optimisées pour maintenir des températures stables. Les évolutions à venir incluent des matériaux innovants comme le graphène, des systèmes de refroidissement par changement de phase, et des technologies autonomes sans entretien. On explore aussi des solutions plus écologiques et silencieuses, intégrant l’intelligence artificielle pour anticiper les pics thermiques. En somme, le système de refroidissement est devenu un élément stratégique pour garantir la performance, la fiabilité et la durabilité des ordinateurs modernes. </text:span></text:p>
      <text:p text:style-name="P4"><text:span text:style-name="T3"/></text:p>
      <text:p text:style-name="P5"><text:span text:style-name="T3">Exemple de produits : </text:span></text:p>
      <text:p text:style-name="P5"><text:span text:style-name="T3"/></text:p>
      <text:p text:style-name="P5"><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18T11:08:40.323000000</meta:creation-date>
    <dc:date>2025-09-18T11:56:23.501000000</dc:date>
    <meta:editing-duration>PT27M20S</meta:editing-duration>
    <meta:editing-cycles>7</meta:editing-cycles>
    <meta:generator>LibreOffice/7.3.2.2$Windows_X86_64 LibreOffice_project/49f2b1bff42cfccbd8f788c8dc32c1c309559be0</meta:generator>
    <meta:document-statistic meta:table-count="0" meta:image-count="0" meta:object-count="0" meta:page-count="1" meta:paragraph-count="6" meta:word-count="429" meta:character-count="3023" meta:non-whitespace-character-count="2596"/>
  </office:meta>
</office:document-meta>
</file>